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type Sans WT ME1" svg:font-family="'Monotype Sans WT ME'"/>
    <style:font-face style:name="Monotype Sans WT ME" svg:font-family="'Monotype Sans WT ME'" style:font-pitch="variable"/>
    <style:font-face style:name="ZYSong18030" svg:font-family="ZYSong18030, 中易宋体18030, SimSun, 'MSung Light SC', SimSun, Song, FZSongYi, FZShuSong, NSimSun, 'Andale Sans UI', 'Arial Unicode MS', 'Lucida Sans Unicode', Tahoma" style:font-pitch="variable"/>
    <style:font-face style:name="Monotype Sans WT" svg:font-family="'Monotype Sans W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efault_20_Text" style:list-style-name="L1"/>
    <style:style style:name="P2" style:family="paragraph" style:parent-style-name="Default_20_Text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Default_20_Text"/>
      <text:p text:style-name="Default_20_Text">This document describes the various test cases for &lt;wdp&gt;. <text:s/>This set of test cases concentrates on &lt;wdp&gt; itself, not on whether DataPower performs each operation correctly. <text:s/>That would require thousands of test cases and is far beyond the scope of this testing process.</text:p>
      <text:p text:style-name="Default_20_Text"/>
      <text:h text:style-name="Heading_20_1" text:outline-level="1">Structure</text:h>
      <text:p text:style-name="Default_20_Text"/>
      <text:p text:style-name="Default_20_Text">The ant script “all-tests.ant.xml” runs all the different tests in a sensible order. <text:s/>The common-<text:span text:style-name="T1">xxx</text:span>.ant.xml files are common bits of code that may be used by other test cases to establish preconditions or accomplish basic stuff like creating domains and saving configuration. <text:s/></text:p>
      <text:p text:style-name="Default_20_Text"/>
      <text:p text:style-name="Default_20_Text">These principles apply to the test bed (please maintain them as you make changes):</text:p>
      <text:p text:style-name="Default_20_Text"/>
      <text:list xml:id="list3903850984924837130" text:style-name="L1">
        <text:list-item>
          <text:p text:style-name="P1">The functions that the common-<text:span text:style-name="T1">xxx</text:span>.ant.xml files contain, by convention, are not invoked until after those specific operations have been tested.</text:p>
        </text:list-item>
        <text:list-item>
          <text:p text:style-name="P1">Test scripts contain only those &lt;wdp&gt; elements that are being tested, relying on common-<text:span text:style-name="T1">xxx</text:span>.ant.xml files to contain all the other functions needed to support a test. <text:s/>For example, import-domain.ant.xml contains only the one &lt;wdp&gt; task that imports a domain, it relies on other scripts to ensure that the domain does not exist.</text:p>
        </text:list-item>
      </text:list>
      <text:p text:style-name="Default_20_Text"/>
      <text:p text:style-name="Default_20_Text">Each ant script contains comments that describe its purpose and how to invoke it, so this document doesn't repeat that information.</text:p>
      <text:p text:style-name="Default_20_Text"/>
      <text:p text:style-name="Default_20_Text">Each test case may be run independently, which is the reason that they all include common-definitions.ant.xml.</text:p>
      <text:p text:style-name="Default_20_Text"/>
      <text:p text:style-name="Default_20_Text">All the scripts either print out a success/fail message or end in a Java stack trace.</text:p>
      <text:p text:style-name="Default_20_Text"/>
      <text:p text:style-name="Default_20_Text">Special Notes (READ THESE!):</text:p>
      <text:p text:style-name="Default_20_Text"/>
      <text:list xml:id="list3680255350070489276" text:style-name="L2">
        <text:list-item>
          <text:p text:style-name="P2">Import-domain.ant.xml relies on ${domain} being 'dcm-test' because that is the name of the domain built into domain-export.zip. <text:s/>This is the reason that all-tests.ant.xml overrides ${domain} when it calls import-domain.ant.xml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type Sans WT ME1" svg:font-family="'Monotype Sans WT ME'"/>
    <style:font-face style:name="Monotype Sans WT ME" svg:font-family="'Monotype Sans WT ME'" style:font-pitch="variable"/>
    <style:font-face style:name="ZYSong18030" svg:font-family="ZYSong18030, 中易宋体18030, SimSun, 'MSung Light SC', SimSun, Song, FZSongYi, FZShuSong, NSimSun, 'Andale Sans UI', 'Arial Unicode MS', 'Lucida Sans Unicode', Tahoma" style:font-pitch="variable"/>
    <style:font-face style:name="Monotype Sans WT" svg:font-family="'Monotype Sans W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onotype Sans WT" fo:font-size="12pt" fo:language="en" fo:country="US" style:font-name-asian="ZYSong18030" style:font-size-asian="12pt" style:language-asian="zxx" style:country-asian="none" style:font-name-complex="Monotype Sans WT ME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Monotype Sans WT ME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Monotype Sans WT ME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onotype Sans WT ME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Default_20_Text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regroot</meta:initial-creator>
    <meta:creation-date>2009-01-13T17:47:18</meta:creation-date>
    <dc:date>2014-08-23T13:07:04</dc:date>
    <dc:language>en-US</dc:language>
    <meta:editing-cycles>13</meta:editing-cycles>
    <meta:editing-duration>PT1H7M25S</meta:editing-duration>
    <meta:document-statistic meta:table-count="0" meta:image-count="0" meta:object-count="0" meta:page-count="1" meta:paragraph-count="12" meta:word-count="262" meta:character-count="1706"/>
    <meta:user-defined meta:name="Info 1"/>
    <meta:user-defined meta:name="Info 2"/>
    <meta:user-defined meta:name="Info 3"/>
    <meta:user-defined meta:name="Info 4"/>
  </office:meta>
</office:document-meta>
</file>